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A000001182BD5C8D4.png"/>
  <manifest:file-entry manifest:media-type="image/png" manifest:full-path="Pictures/100002010000076D000003C8B64E20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x="0cm" svg:y="0.609cm" svg:width="17cm" svg:height="8.654cm" draw:z-index="0"><draw:image xlink:href="Pictures/100002010000076D000003C8B64E20C1.png" xlink:type="simple" xlink:show="embed" xlink:actuate="onLoad"/></draw:frame>3,</text:p>
      <text:p text:style-name="Standard"><draw:frame draw:style-name="fr1" draw:name="kép2" text:anchor-type="paragraph" svg:x="0.053cm" svg:y="9.366cm" svg:width="17cm" svg:height="4.152cm" draw:z-index="1"><draw:image xlink:href="Pictures/100002010000047A000001182BD5C8D4.png" xlink:type="simple" xlink:show="embed" xlink:actuate="onLoad"/></draw:frame>4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5T12:38:54.07</meta:creation-date>
    <meta:document-statistic meta:table-count="0" meta:image-count="2" meta:object-count="0" meta:page-count="1" meta:paragraph-count="2" meta:word-count="2" meta:character-count="4"/>
    <dc:date>2024-10-25T12:45:57.93</dc:date>
    <meta:editing-duration>PT7M4S</meta:editing-duration>
    <meta:editing-cycles>1</meta:editing-cycles>
    <meta:generator>OpenOffice/4.1.14$Win32 OpenOffice.org_project/4114m1$Build-9811</meta:generator>
  </office:meta>
</office:document-meta>
</file>